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 order to assign attributes to the pointer itself, rather than to the</text:p>
      <text:p text:style-name="P1">pointed-to object, you put the attributes after the asterisk. like ' char</text:p>
      <text:p text:style-name="P1">*const p = &amp;c; ' - True/False</text:p>
      <text:p text:style-name="P1"/>
      <text:p text:style-name="P1">2. What is the output of the below code ?</text:p>
      <text:p text:style-name="P1">char **p ="Hello";</text:p>
      <text:p text:style-name="P1">printf("%s",**p);</text:p>
      <text:p text:style-name="P1">return 0;<text:tab/></text:p>
      <text:p text:style-name="P1"/>
      <text:p text:style-name="P1">3. There is a char * pointer that points to some ints, and what should be</text:p>
      <text:p text:style-name="P1">done to step over it ?<text:span text:style-name="T1"> </text:span></text:p>
      <text:p text:style-name="P1"/>
      <text:p text:style-name="P1">4. What changes has to be done to get the ouput as "9 8 7 6 5" by the same</text:p>
      <text:p text:style-name="P1">recursive call method ?</text:p>
      <text:p text:style-name="P1">int main(void) {</text:p>
      <text:p text:style-name="P1">int i=9;</text:p>
      <text:p text:style-name="P1">printf("%d \t",i--);</text:p>
      <text:p text:style-name="P1">if(i)</text:p>
      <text:p text:style-name="P1">main();</text:p>
      <text:p text:style-name="P1">return 0;</text:p>
      <text:p text:style-name="P1">}</text:p>
      <text:p text:style-name="P1"/>
      <text:p text:style-name="P1"/>
      <text:p text:style-name="P1">5. What is the output in the below program ?</text:p>
      <text:p text:style-name="P1">void main() {</text:p>
      <text:p text:style-name="P1">int z = 12;</text:p>
      <text:p text:style-name="P1">printf("%d",printf("Mr.123\\"));<text:tab/><text:tab/>//<text:span text:style-name="T2">Mr.123\7</text:span></text:p>
      <text:p text:style-name="P1">printf(”%d”,printf(”%d%d%d”,z,z,z));<text:tab/>//<text:span text:style-name="T2">1212126</text:span></text:p>
      <text:p text:style-name="P1">}</text:p>
      <text:p text:style-name="P4"/>
      <text:p text:style-name="P4"><text:span text:style-name="T2"/></text:p>
      <text:p text:style-name="P1">6. You can't 'shift' an array - True/False</text:p>
      <text:p text:style-name="P4"><text:span text:style-name="T2"/></text:p>
      <text:p text:style-name="P4"><text:span text:style-name="T2"/></text:p>
      <text:p text:style-name="P1">7. Is it possible to do like this in C ?</text:p>
      <text:p text:style-name="P1">char s[8];</text:p>
      <text:p text:style-name="P1">s="ABCD1234";</text:p>
      <text:p text:style-name="P4"><text:span text:style-name="T2"/></text:p>
      <text:p text:style-name="P1"/>
      <text:p text:style-name="P1">8. bit-fields do not provide a way to select bits by index value – True/False<text:tab/></text:p>
      <text:p text:style-name="P4"/>
      <text:p text:style-name="P1">9. Does 'char *a' allocate some memory for the pointer to point to ?</text:p>
      <text:p text:style-name="P1"/>
      <text:p text:style-name="P1">10. A null pointer does not to point to any object or function -</text:p>
      <text:p text:style-name="P1">True/False</text:p>
      <text:p text:style-name="P1">An uninitialized pointer might point anywhere - True/False</text:p>
      <text:p text:style-name="P1"/>
      <text:p text:style-name="P1">11. The address of operator will never yield a null pointer - True/False</text:p>
      <text:p text:style-name="P1">malloc returns a null pointer when it fails - True/False</text:p>
      <text:p text:style-name="P1"/>
      <text:p text:style-name="P1">12. char y[] is not identical to char *y - True / False . Explain the</text:p>
      <text:p text:style-name="P1">reason for either true/false.</text:p>
      <text:p text:style-name="P1"><text:soft-page-break/></text:p>
      <text:p text:style-name="P1">13. What would be output of the below code ?</text:p>
      <text:p text:style-name="P1">char x[] = "abcde";</text:p>
      <text:p text:style-name="P1">char *y= "abcde";</text:p>
      <text:p text:style-name="P1">printf("%c \n", x[3]);</text:p>
      <text:p text:style-name="P1">printf("%c \n", y[3]);</text:p>
      <text:p text:style-name="P1"/>
      <text:p text:style-name="P1">14. Is it possible to have char x[5] in one file a declaration extern char</text:p>
      <text:p text:style-name="P1">* in other file ?</text:p>
      <text:p text:style-name="P1"/>
      <text:p text:style-name="P1">15. What is dangling pointer ?</text:p>
      <text:p text:style-name="P1"/>
      <text:p text:style-name="P1">16. Why does the below code cause segmentation fault ?</text:p>
      <text:p text:style-name="P1">int* z = NULL;</text:p>
      <text:p text:style-name="P1">*z = 1;</text:p>
      <text:p text:style-name="P1"/>
      <text:p text:style-name="P1">17. What are the two problems in the below code ?</text:p>
      <text:p text:style-name="P1">char *s1 = "Hello, ";</text:p>
      <text:p text:style-name="P1">char *s2 = "world!";</text:p>
      <text:p text:style-name="P1">char *s3 = strcat(s1, s2);</text:p>
      <text:p text:style-name="P1"/>
      <text:p text:style-name="P1">18. What is the problem with the below code ?</text:p>
      <text:p text:style-name="P1">i) <text:tab/></text:p>
      <text:p text:style-name="P1">My program crashes if I try to assign a new value to p[i].</text:p>
      <text:p text:style-name="P1"/>
      <text:p text:style-name="P1">ii) char *a = "abcdef";</text:p>
      <text:p text:style-name="P1">*a = 'X';</text:p>
      <text:p text:style-name="P1"/>
      <text:p text:style-name="P1">19. Some compilers have a switch to control if string literals are</text:p>
      <text:p text:style-name="P1">writable or not - True/False</text:p>
      <text:p text:style-name="P1"/>
      <text:p text:style-name="P1">20. Three attributes can be assign to a pointer: const / volatile /</text:p>
      <text:p text:style-name="P1">restrict - True/False</text:p>
      <text:p text:style-name="P1"/>
      <text:p text:style-name="P1">21. What are the problems in below code. How will you fix it ?</text:p>
      <text:p text:style-name="P1">char *check(int n)</text:p>
      <text:p text:style-name="P1">{</text:p>
      <text:p text:style-name="P1">char box[20];</text:p>
      <text:p text:style-name="P1">sprintf(box, "%d", n);</text:p>
      <text:p text:style-name="P1">return box;</text:p>
      <text:p text:style-name="P1">}</text:p>
      <text:p text:style-name="P1"/>
      <text:p text:style-name="P1">22. What is malloc's internal book keeping information and how does it play</text:p>
      <text:p text:style-name="P1">a role in mis-directing the location of the actual bug ?</text:p>
      <text:p text:style-name="P1"/>
      <text:p text:style-name="P1">23. Where would you use 'const int' instead of #define and where should</text:p>
      <text:p text:style-name="P1">you use #define instead of 'const int' ?</text:p>
      <text:p text:style-name="P1"/>
      <text:p text:style-name="P1">24. Keyword 'const' refers to read-only -&gt; True/False</text:p>
      <text:p text:style-name="P1"/>
      <text:p text:style-name="P1">25. What is the output of the below code</text:p>
      <text:p text:style-name="P1">#define MY_CALCULATOR 2+5+6</text:p>
      <text:p text:style-name="P1"><text:soft-page-break/>printf("%d \n" 3 * MY_CALCULATOR);</text:p>
      <text:p text:style-name="P1"/>
      <text:p text:style-name="P1">26. How does declaring function parameters as 'const' help in better,safer</text:p>
      <text:p text:style-name="P1">code ?</text:p>
      <text:p text:style-name="P1"/>
      <text:p text:style-name="P1">27. Which of the following is correct . Why does point no 'i' gives output</text:p>
      <text:p text:style-name="P1">sometime &amp; sometimes it does not give output ?</text:p>
      <text:p text:style-name="P1">i. char *a = malloc(strlen(str));</text:p>
      <text:p text:style-name="P1">strcpy(a, str);</text:p>
      <text:p text:style-name="P1">ii. char *a = malloc(strlen(str) + 1);</text:p>
      <text:p text:style-name="P1">strcpy(a, str);</text:p>
      <text:p text:style-name="P1"/>
      <text:p text:style-name="P1">28. How do the below get expanded ? Which one is the preferred method &amp; Why ?</text:p>
      <text:p text:style-name="P1">#define mydef struct s *</text:p>
      <text:p text:style-name="P1">typedef struct s * mytype;</text:p>
      <text:p text:style-name="P1">mydef d1,d2;</text:p>
      <text:p text:style-name="P1">mytype t1,t2;</text:p>
      <text:p text:style-name="P1"/>
      <text:p text:style-name="P1">29. i. const values cannot be used in initializers - True/False</text:p>
      <text:p text:style-name="P1"><text:s text:c="5"/>ii. const values cannot be used for array dimensions - True/False</text:p>
      <text:p text:style-name="P1"/>
      <text:p text:style-name="P1">30. Is char x[3] = "wow"; legal ?</text:p>
      <text:p text:style-name="P1">Why does it work sometimes ?</text:p>
      <text:p text:style-name="P1"/>
      <text:p text:style-name="P1">31. How will the below code corrupt stack ?</text:p>
      <text:p text:style-name="P1">void checkstackcorruption (char *var)</text:p>
      <text:p text:style-name="P1">{</text:p>
      <text:p text:style-name="P1"><text:tab/>char z[12];</text:p>
      <text:p text:style-name="P1"><text:tab/>memcpy(z, var, strlen(var));</text:p>
      <text:p text:style-name="P1">}</text:p>
      <text:p text:style-name="P1">int main (int argc, char **argv)</text:p>
      <text:p text:style-name="P1">{</text:p>
      <text:p text:style-name="P1"><text:tab/>checkstackcorruption (argv[1]);</text:p>
      <text:p text:style-name="P1">}</text:p>
      <text:p text:style-name="P1"/>
      <text:p text:style-name="P1">32. Is the below method of usage of realloc() correct ?</text:p>
      <text:p text:style-name="P1">void *z = malloc(10);</text:p>
      <text:p text:style-name="P1">free(z);</text:p>
      <text:p text:style-name="P1">z = realloc(z, 20);</text:p>
      <text:p text:style-name="P1"/>
      <text:p text:style-name="P1">33. What does the below mean ?</text:p>
      <text:p text:style-name="P1">int (*)[*];</text:p>
      <text:p text:style-name="P1"/>
      <text:p text:style-name="P1">34. The rank of any unsigned integer type shall equal the rank of the</text:p>
      <text:p text:style-name="P1">corresponding</text:p>
      <text:p text:style-name="P1">signed integer type, if any - True/False</text:p>
      <text:p text:style-name="P1"/>
      <text:p text:style-name="P1">35. The rank of long long int shall be greater than the rank of long int</text:p>
      <text:p text:style-name="P1">which shall be greater than int - True/False</text:p>
      <text:p text:style-name="P1"/>
      <text:p text:style-name="P1">36.No two signed integer types shall have the same rank, even if they have</text:p>
      <text:p text:style-name="P1">the same</text:p>
      <text:p text:style-name="P1"><text:soft-page-break/>representation - True/False</text:p>
      <text:p text:style-name="P1"/>
      <text:p text:style-name="P1">37. sprintf function is equivalent to fprintf, except that the output is</text:p>
      <text:p text:style-name="P1">written into an array - True/False</text:p>
      <text:p text:style-name="P1"/>
      <text:p text:style-name="P1">38. Incase of both sprintf and fprintf , A null character is written at</text:p>
      <text:p text:style-name="P1">the end of the characters written and that is not counted as part of the</text:p>
      <text:p text:style-name="P1">returned value - True/False</text:p>
      <text:p text:style-name="P1"/>
      <text:p text:style-name="P1">39. Arithmetic underflow on a negative number results in negative zero -</text:p>
      <text:p text:style-name="P1">True/False</text:p>
      <text:p text:style-name="P1"/>
      <text:p text:style-name="P1">40.Negative zero and positive zero compare equal under default numerical</text:p>
      <text:p text:style-name="P1">comparison - True/False</text:p>
      <text:p text:style-name="P1"/>
      <text:p text:style-name="P1">41. 'type cast' should not be used to override a const or volatile</text:p>
      <text:p text:style-name="P1">declaration - True/False</text:p>
      <text:p text:style-name="P1"/>
      <text:p text:style-name="P1">42. 'sizeof' yields the size of an array in bytes - True / False</text:p>
      <text:p text:style-name="P1"/>
      <text:p text:style-name="P1">43. How will you determine the number of elements in an array using sizeof</text:p>
      <text:p text:style-name="P1">operator ?</text:p>
      <text:p text:style-name="P1"/>
      <text:p text:style-name="P1">44. What is l-value &amp; r-value ?</text:p>
      <text:p text:style-name="P1"/>
      <text:p text:style-name="P1">45. What is the output of the below code ?</text:p>
      <text:p text:style-name="P1">char (*x)[50];</text:p>
      <text:p text:style-name="P1">printf("%u, %u,%d\n",x,x+1,sizeof(*x));</text:p>
      <text:p text:style-name="P1"/>
      <text:p text:style-name="P1">46.How will you declare &amp; initialize pointer to a register located at phys</text:p>
      <text:p text:style-name="P1">addrs 600000h ?</text:p>
      <text:p text:style-name="P1"/>
      <text:p text:style-name="P1">47. What is NPC ?</text:p>
      <text:p text:style-name="P1"/>
      <text:p text:style-name="P1">48. Can we compare a pointer and integer ?</text:p>
      <text:p text:style-name="P1"/>
      <text:p text:style-name="P1">49. Why does *ps.i do not work in the below code ?</text:p>
      <text:p text:style-name="P1">struct rec</text:p>
      <text:p text:style-name="P1">{</text:p>
      <text:p text:style-name="P1">int i;</text:p>
      <text:p text:style-name="P1">float f;</text:p>
      <text:p text:style-name="P1">char c;</text:p>
      <text:p text:style-name="P1">};</text:p>
      <text:p text:style-name="P1">int main()</text:p>
      <text:p text:style-name="P1">{</text:p>
      <text:p text:style-name="P1">struct rec *ps;</text:p>
      <text:p text:style-name="P1">ps=(struct rec *) malloc (sizeof(struct rec));</text:p>
      <text:p text:style-name="P1">*ps.i=10;</text:p>
      <text:p text:style-name="P1">free ps;</text:p>
      <text:p text:style-name="P1">return 0;</text:p>
      <text:p text:style-name="P1">}</text:p>
      <text:p text:style-name="P1"/>
      <text:p text:style-name="P1"><text:soft-page-break/>50. The term 'Pointer to pointer' is different from the term 'double</text:p>
      <text:p text:style-name="P2">pointer' - True/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 Patlamane</meta:initial-creator>
    <meta:creation-date>2016-02-06T10:23:26</meta:creation-date>
    <dc:date>2016-02-10T17:10:50</dc:date>
    <dc:creator>Sunil Patlamane</dc:creator>
    <meta:editing-duration>PT2H5M51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5" meta:paragraph-count="156" meta:word-count="972" meta:character-count="5134" meta:non-whitespace-character-count="4305"/>
  </office:meta>
</office:document-meta>
</file>